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e46c" officeooo:paragraph-rsid="0019e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 talk about research as a career</text:p>
      <text:p text:style-name="P1">to do academic/industry research to come up with new ideas</text:p>
      <text:p text:style-name="P1"/>
      <text:p text:style-name="P1">what is research?</text:p>
      <text:p text:style-name="P1">An original investigation undertaken in order to gain knowledge and understanding (some investigation to gain new knowledge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30T11:54:18.454927287</dc:date>
    <meta:editing-duration>PT3M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" meta:word-count="37" meta:character-count="236" meta:non-whitespace-character-count="203"/>
  </office:meta>
</office:document-meta>
</file>